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1.575cm" table:align="left"/>
    </style:style>
    <style:style style:name="Tabelle1.A" style:family="table-column">
      <style:table-column-properties style:column-width="3.309cm"/>
    </style:style>
    <style:style style:name="Tabelle1.B" style:family="table-column">
      <style:table-column-properties style:column-width="8.2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homa" fo:font-size="8pt" fo:language="de" fo:country="CH" style:font-size-asian="8pt"/>
    </style:style>
    <style:style style:name="P2" style:family="paragraph" style:parent-style-name="Standard">
      <style:text-properties style:font-name="Arial" fo:font-size="11pt" fo:language="de" fo:country="CH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Tahoma" fo:font-size="11pt" style:font-size-asian="11pt" style:font-size-complex="11pt"/>
    </style:style>
    <style:style style:name="P4" style:family="paragraph" style:parent-style-name="Standard">
      <style:text-properties style:font-name="Tahoma" fo:font-size="11pt" style:font-size-asian="11pt" style:font-size-complex="11pt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6.001cm" style:type="char" style:char="."/>
        </style:tab-stops>
      </style:paragraph-properties>
    </style:style>
    <style:style style:name="P10" style:family="paragraph" style:parent-style-name="Standard"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11pt" fo:language="de" fo:country="DE" style:font-size-asian="11pt" style:font-size-complex="11pt"/>
    </style:style>
    <style:style style:name="P12" style:family="paragraph" style:parent-style-name="Frame_20_contents">
      <style:text-properties style:font-name="Arial" fo:font-size="10pt" style:font-size-asian="10pt" style:font-size-complex="10pt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1pt" fo:language="de" fo:country="DE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1pt" style:font-size-asian="11pt" style:font-size-complex="11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.049cm" fo:border="0.002cm solid #000000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49cm" fo:border="0.002cm solid #000000" style:shadow="none">
        <style:columns fo:column-count="0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49cm" fo:border="0.002cm solid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Heading_20_6" text:outline-level="6">Abs: </text:h>
          <text:p text:style-name="P1"/>
          <text:p text:style-name="P2">[Adressat.Anschrift]</text:p>
        </draw:text-box>
      </draw:frame>
      <text:p text:style-name="P3">[Mandant.Titel] [Mandant.Vorname] [Mandant.Name]<text:tab/>[Mandant.Ort], <text:span text:style-name="T1">[Datum.heute]</text:span></text:p>
      <text:p text:style-name="P4">Facharzt für Innere Medizin FMH <text:span text:style-name="T2">. </text:span><text:s/>Neuraltherapie SANTH</text:p>
      <text:p text:style-name="P4">Tel. [Mandant.Telefon1] <text:span text:style-name="T2">. <text:s/></text:span><text:span text:style-name="T3">Fax [Mandant.Fax]</text:span></text:p>
      <text:p text:style-name="P4">E-Mail [Mandant.E-Mail]</text:p>
      <text:p text:style-name="P4">KSK-Nr. [Mandant.KSK]</text:p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Rechnung für</text:p>
          </table:table-cell>
          <table:table-cell table:style-name="Tabelle1.B1" office:value-type="string">
            <text:p text:style-name="P6">[Patient.Name] [Patient.Vorname], [Patient.Geburtsdatum], [Patient.Adresse],[Patient.PLZ] [Patient.Ort]</text:p>
          </table:table-cell>
        </table:table-row>
        <table:table-row>
          <table:table-cell table:style-name="Tabelle1.A2" office:value-type="string">
            <text:p text:style-name="P5">Rechnungsnummer</text:p>
          </table:table-cell>
          <table:table-cell table:style-name="Tabelle1.B2" office:value-type="string">
            <text:p text:style-name="P6">[Rechnung.RnNummer]</text:p>
          </table:table-cell>
        </table:table-row>
        <table:table-row>
          <table:table-cell table:style-name="Tabelle1.A2" office:value-type="string">
            <text:p text:style-name="P5">Rechnungsdatum</text:p>
          </table:table-cell>
          <table:table-cell table:style-name="Tabelle1.B2" office:value-type="string">
            <text:p text:style-name="P6">Rechnung.RnDatum]</text:p>
          </table:table-cell>
        </table:table-row>
        <table:table-row>
          <table:table-cell table:style-name="Tabelle1.A2" office:value-type="string">
            <text:p text:style-name="P5">Behandlung</text:p>
          </table:table-cell>
          <table:table-cell table:style-name="Tabelle1.B2" office:value-type="string">
            <text:p text:style-name="P6">[Rechnung.RnDatumVon] - [Rechnung.RnDatumBis]</text:p>
          </table:table-cell>
        </table:table-row>
        <table:table-row>
          <table:table-cell table:style-name="Tabelle1.A2" office:value-type="string">
            <text:p text:style-name="P5">Diagnose</text:p>
          </table:table-cell>
          <table:table-cell table:style-name="Tabelle1.B2" office:value-type="string">
            <text:p text:style-name="P6"/>
          </table:table-cell>
        </table:table-row>
      </table:table>
      <text:p text:style-name="Standard"/>
      <text:p text:style-name="Standard"><draw:frame draw:style-name="fr2" draw:name="Rahmen4" text:anchor-type="paragraph" svg:width="19.897cm" draw:z-index="4"><draw:text-box fo:min-height="0.699cm"><text:p text:style-name="P7"><text:line-break/><text:span text:style-name="T4">Datum</text:span> <text:s text:c="10"/><text:span text:style-name="T4">Anzahl</text:span> <text:s text:c="3"/><text:span text:style-name="T4">Bezeichnung</text:span> <text:s text:c="118"/><text:span text:style-name="T4">Preis</text:span> <text:s text:c="31"/><text:span text:style-name="T4">Betrag</text:span></text:p></draw:text-box></draw:frame></text:p>
      <text:p text:style-name="Standard"/>
      <text:p text:style-name="P8"><draw:frame draw:style-name="fr2" draw:name="Rahmen1" text:anchor-type="paragraph" svg:width="19.95cm" draw:z-index="1"><draw:text-box fo:min-height="15.208cm"><text:p text:style-name="P9"><text:span text:style-name="T5">[Leistungen] </text:span><text:span text:style-name="T6">----&gt; </text:span></text:p><text:p text:style-name="P7"/><text:p text:style-name="P10">hier wäre wichtig</text:p><text:p text:style-name="P10"/><text:p text:style-name="P10">Bezeichnung: Leistungen aus dem Plugin Privattarif und / oder aus den Eigenartikeln</text:p><text:p text:style-name="P10"/><text:p text:style-name="P10">Die Privatrechnung_S2 braucht keine ESR Zeile.</text:p><text:p text:style-name="P10"/><text:p text:style-name="P10">Schrift-Fomat am liebsten Arial 8 (glaube, das ist dieselbe Schrift <text:s/>wie auf dem Tarmed Formular) </text:p><text:p text:style-name="P10"/></draw:text-box></draw:frame></text:p>
      <text:p text:style-name="P11"/>
      <text:p text:style-name="P11"><text:s text:c="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Rahmen2" text:anchor-type="paragraph" svg:x="0.092cm" svg:y="0.198cm" svg:width="17.039cm" draw:z-index="2"><draw:text-box fo:min-height="0.894cm"><text:p text:style-name="Frame_20_contents"/><text:p text:style-name="P12">Fälliger Betrag zahlbar innert 30 Tagen </text:p></draw:text-box></draw:frame><draw:frame draw:style-name="fr4" draw:name="Rahmen3" text:anchor-type="paragraph" svg:x="17.383cm" svg:y="0.166cm" svg:width="2.653cm" draw:z-index="3"><draw:text-box fo:min-height="0.871cm"><text:p text:style-name="P13"/><text:p text:style-name="P14">SUMME</text:p></draw:text-box></draw:frame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008000" style:font-name="Tahoma" fo:font-size="12pt" fo:language="de" fo:country="CH" style:font-size-asian="12pt" style:font-size-complex="12pt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8000" style:font-name="Tahoma" fo:font-size="11pt" fo:language="de" fo:country="CH" style:font-size-asian="11pt" style:font-size-complex="11pt"/>
    </style:style>
    <style:page-layout style:name="pm1">
      <style:page-layout-properties fo:page-width="21.001cm" fo:page-height="29.7cm" style:num-format="1" style:print-orientation="portrait" fo:margin-top="0.499cm" fo:margin-bottom="0.499cm" fo:margin-left="0.42cm" fo:margin-right="0.4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Next_20_convert_20_1">
      <style:header>
        <text:p text:style-name="P1">Absender</text:p>
        <text:p text:style-name="P2">irgendwo</text:p>
        <text:p text:style-name="Header"/>
      </style:header>
    </style:master-page>
    <style:master-page style:name="Endnote" style:page-layout-name="pm2"/>
    <style:master-page style:name="Next_20_convert_20_1" style:display-name="Next 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08-09-04T15:28:43</dc:date>
    <meta:print-date>2008-09-04T15:22:11</meta:print-date>
    <dc:language>de-DE</dc:language>
    <meta:editing-cycles>42</meta:editing-cycles>
    <meta:editing-duration>PT12H49M53S</meta:editing-duration>
    <meta:template xlink:type="simple" xlink:actuate="onRequest" xlink:role="template" xlink:href="private:/.ooo-2.0-pre/user/template/praxis_breite.ott" xlink:title="praxis_breite" meta:date="2006-05-18T08:42:32"/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93" meta:character-count="1018"/>
  </office:meta>
</office:document-meta>
</file>